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 (Dashboard)</text:h>
                    <text:list>
                        <text:list-item>
                            <text:h text:style-name="Heading_20_2" text:outline-level="2">Description</text:h>
                        </text:list-item>
                    </text:list>
                </text:list-item>
            </text:list>

            <text:p text:style-name="Standard">Displays the value selected through the <text:span text:style-name="backtick">Data</text:span> property inside the gauge chart.</text:p>

            
                <text:list xml:id="list_Gauge (Dashboard)2" text:continue-numbering="true" text:continue-list="list_Gaug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Dashboard)5" text:continue-numbering="true" text:continue-list="list_Gauge (Dashboard)4"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he name displayed above the gauge chart.</text:p>,
                                            <text:list xml:id="list_Gauge (Dashboard)6" text:continue-numbering="true" text:continue-list="list_Gauge (Dashboard)5"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he minimum value that <text:span text:style-name="backtick">Data</text:span> can contain.</text:p>,
                                            <text:list xml:id="list_Gauge (Dashboard)7" text:continue-numbering="true" text:continue-list="list_Gauge (Dashboard)6"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he maximum value that <text:span text:style-name="backtick">Data</text:span> can contain.</text:p>,
                                            <text:list xml:id="list_Gauge (Dashboard)8" text:continue-numbering="true" text:continue-list="list_Gauge (Dashboard)7"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he color of the arc bar inside the chart.</text:p><text:p text:style-name="Standard"><draw:frame draw:style-name="fr2" draw:name="image_gauge_arc_bar_color.png" text:anchor-type="paragraph" svg:width="77mm" svg:height="49mm" draw:z-index="1">
                <draw:image xlink:href="Pictures/gauge_arc_bar_color.png" xlink:type="simple" xlink:show="embed" xlink:actuate="onLoad"/>
            </draw:frame></text:p>,
                                            <text:list xml:id="list_Gauge (Dashboard)9" text:continue-numbering="true" text:continue-list="list_Gauge (Dashboard)8"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text:p>,
                                            <text:list xml:id="list_Gauge (Dashboard)10" text:continue-numbering="true" text:continue-list="list_Gauge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Dashboard)11" text:continue-numbering="true" text:continue-list="list_Gauge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Dashboard)12" text:continue-numbering="true" text:continue-list="list_Gauge (Dashboard)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Dashboard)13" text:continue-numbering="true" text:continue-list="list_Gauge (Dashboard)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Dashboard)14" text:continue-numbering="true" text:continue-list="list_Gauge (Dashboard)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Dashboard)15" text:continue-numbering="true" text:continue-list="list_Gauge (Dashboard)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Dashboard)16" text:continue-numbering="true" text:continue-list="list_Gauge (Dashboard)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Gauge (Dashboard)17" text:continue-numbering="true" text:continue-list="list_Gauge (Dashboard)1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Gauge (Dashboard)18" text:continue-numbering="true" text:continue-list="list_Gauge (Dashboard)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auge (Dashboard)19" text:continue-numbering="true" text:continue-list="list_Gauge (Dashboard)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Dashboard)20" text:continue-numbering="true" text:continue-list="list_Gauge (Dashboard)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Dashboard)21" text:continue-numbering="true" text:continue-list="list_Gauge (Dashboard)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Dashboard)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Dashboard)23" text:continue-numbering="true" text:continue-list="list_Gauge (Dashboard)21"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Gauge (Dashboard)24" text:continue-numbering="true" text:continue-list="list_Gauge (Dashboard)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Dashboard)25" text:continue-numbering="true" text:continue-list="list_Gauge (Dashboard)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Dashboard)26" text:continue-numbering="true" text:continue-list="list_Gauge (Dashboard)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Dashboard)3" text:continue-numbering="true" text:continue-list="list_Gauge (Dashboard)2" text:style-name="Outline">
                        <text:list-item>
                            <text:list>
                                <text:list-item>
                                    <text:h text:style-name="Heading_20_2" text:outline-level="2">Examples</text:h>
                                </text:list-item>
                            </text:list>
                        </text:list-item>
                    </text:list>
                    <text:p text:style-name="Standard"/>
                    
                    <text:list xml:id="list_Gauge (Dashboard)2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